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1.762cm" fo:break-before="auto" style:use-optimal-row-height="true"/>
    </style:style>
    <style:style style:name="ro6" style:family="table-row">
      <style:table-row-properties style:row-height="4.475cm" fo:break-before="auto" style:use-optimal-row-height="true"/>
    </style:style>
    <style:style style:name="ro7" style:family="table-row">
      <style:table-row-properties style:row-height="6.687cm" fo:break-before="auto" style:use-optimal-row-height="true"/>
    </style:style>
    <style:style style:name="ro8" style:family="table-row">
      <style:table-row-properties style:row-height="5.212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fo:hyphenate="true"/>
    </style:style>
    <style:style style:name="ce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fo:color="#000000" style:text-outline="false" style:text-line-through-style="none" style:font-name="Times New Roman" fo:font-size="8pt" fo:language="ru" fo:country="RU" fo:font-style="normal" fo:text-shadow="none" style:text-underline-style="none" fo:font-weight="bold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border-bottom="0.002cm solid #000000" fo:wrap-option="wrap" fo:border-left="0.002cm solid #000000" fo:border-right="none" fo:border-top="none"/>
      <style:text-properties fo:color="#000000" style:text-outline="false" style:text-line-through-style="none" style:font-name="Times New Roman" fo:font-size="8pt" fo:language="ru" fo:country="RU" fo:font-style="normal" fo:text-shadow="none" style:text-underline-style="none" fo:font-weight="bold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none"/>
      <style:text-properties fo:color="#000000" style:text-outline="false" style:text-line-through-style="none" style:font-name="Times New Roman" fo:font-size="8pt" fo:language="ru" fo:country="RU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fo:hyphenate="true"/>
    </style:style>
    <style:style style:name="ce6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Times New Roman" fo:font-size="8pt" fo:language="ru" fo:country="RU" fo:font-style="normal" fo:text-shadow="none" style:text-underline-style="none" fo:font-weight="bold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fo:hyphenate="true"/>
    </style:style>
    <style:style style:name="ce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fo:color="#000000" style:text-outline="false" style:text-line-through-style="none" style:font-name="Times New Roman" fo:font-size="8pt" fo:language="ru" fo:country="RU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fo:hyphenate="true"/>
    </style:style>
    <style:style style:name="ce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fo:color="#000000" style:text-outline="false" style:text-line-through-style="none" style:font-name="Times New Roman" fo:font-size="8pt" fo:language="ru" fo:country="RU" fo:font-style="normal" fo:text-shadow="none" style:text-underline-style="none" fo:font-weight="bold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fo:hyphenate="true"/>
    </style:style>
    <style:style style:name="ce9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fo:color="#000000" style:text-outline="false" style:text-line-through-style="none" style:font-name="Times New Roman" fo:font-size="8pt" fo:language="ru" fo:country="RU" fo:font-style="normal" fo:text-shadow="none" style:text-underline-style="none" fo:font-weight="bold" style:text-underline-mode="continuous" style:text-line-through-mode="continuous" style:font-name-asian="Times New Roman" style:font-size-asian="6.80000019073486pt" style:language-asian="ru" style:country-asian="RU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fo:hyphenate="true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number-columns-repeated="256" table:default-cell-style-name="ce4"/>
        <table:table-row table:style-name="ro1">
          <table:table-cell table:style-name="ce1"/>
          <table:table-cell table:number-columns-repeated="255"/>
        </table:table-row>
        <table:table-row table:style-name="ro2">
          <table:table-cell table:style-name="ce2" office:value-type="string">
            <text:p>мне</text:p>
          </table:table-cell>
          <table:table-cell table:style-name="ce2" office:value-type="string">
            <text:p>Президентский 10</text:p>
            <text:p/>
          </table:table-cell>
          <table:table-cell table:style-name="ce2" office:value-type="string">
            <text:p>Премьерский 9</text:p>
          </table:table-cell>
          <table:table-cell table:style-name="ce2" office:value-type="string">
            <text:p>Вице-премьерский</text:p>
            <text:p>8</text:p>
          </table:table-cell>
          <table:table-cell table:style-name="ce2" office:value-type="string">
            <text:p>Министерский 7</text:p>
          </table:table-cell>
          <table:table-cell table:style-name="ce6" office:value-type="string">
            <text:p>Уровень замов министров (начальников агентств и служб) 6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Президентский</text:p>
            <text:p>10</text:p>
          </table:table-cell>
          <table:table-cell table:style-name="ce3" office:value-type="string">
            <text:p>Путин</text:p>
            <text:p/>
          </table:table-cell>
          <table:table-cell table:style-name="ce5" office:value-type="string">
            <text:p>Сечин как начальник секретариата Президента</text:p>
          </table:table-cell>
          <table:table-cell table:style-name="ce5" office:value-type="string">
            <text:p>Секретари Президента</text:p>
            <text:p/>
          </table:table-cell>
          <table:table-cell table:style-name="ce5" office:value-type="string">
            <text:p>Работники секретариата Президента </text:p>
          </table:table-cell>
          <table:table-cell table:style-name="ce7" office:value-type="string">
            <text:p>Делопроизводители секретариата президента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Премьерский</text:p>
            <text:p>9</text:p>
          </table:table-cell>
          <table:table-cell table:style-name="ce5" office:value-type="string">
            <text:p/>
            <text:p>Медведев</text:p>
            <text:p>преемник</text:p>
          </table:table-cell>
          <table:table-cell table:style-name="ce3" office:value-type="string">
            <text:p>Премьер, Председатели палат федерального собрания, Председатели федеральных судов</text:p>
          </table:table-cell>
          <table:table-cell table:style-name="ce5" office:value-type="string">
            <text:p>Начальник Секретариата премьереа</text:p>
          </table:table-cell>
          <table:table-cell table:style-name="ce5" office:value-type="string">
            <text:p>Советники и помощники Премьера </text:p>
          </table:table-cell>
          <table:table-cell table:style-name="ce7" office:value-type="string">
            <text:p>работники аппарата премьера</text:p>
            <text:p/>
          </table:table-cell>
          <table:table-cell table:number-columns-repeated="250"/>
        </table:table-row>
        <table:table-row table:style-name="ro5">
          <table:table-cell table:style-name="ce3" office:value-type="string">
            <text:p>Вице-премьерский</text:p>
            <text:p>(Генералы армии)</text:p>
            <text:p>8</text:p>
          </table:table-cell>
          <table:table-cell table:style-name="ce5" office:value-type="string">
            <text:p>Иванов, </text:p>
            <text:p>Полпреды </text:p>
            <text:p>Чайка, Игнатьев</text:p>
          </table:table-cell>
          <table:table-cell table:style-name="ce5" office:value-type="string">
            <text:p>Жуков, Кудрин</text:p>
            <text:p/>
          </table:table-cell>
          <table:table-cell table:style-name="ce3" office:value-type="string">
            <text:p>Нарышкин</text:p>
          </table:table-cell>
          <table:table-cell table:style-name="ce5" office:value-type="string">
            <text:p>Копейкин, Рыжков</text:p>
          </table:table-cell>
          <table:table-cell table:style-name="ce7" office:value-type="string">
            <text:p>руководители департаментов аппарата правительства</text:p>
          </table:table-cell>
          <table:table-cell table:number-columns-repeated="250"/>
        </table:table-row>
        <table:table-row table:style-name="ro6">
          <table:table-cell table:style-name="ce3" office:value-type="string">
            <text:p>Министерский</text:p>
            <text:p>7</text:p>
            <text:p>(губернаторский)</text:p>
            <text:p>(Генерал-полковники, генералы армии)</text:p>
          </table:table-cell>
          <table:table-cell table:style-name="ce5" office:value-type="string">
            <text:p>Лавров, Нургалиев, <text:s/></text:p>
            <text:p>Патрушев, Лебедев,</text:p>
            <text:p>Устинов, </text:p>
            <text:p>Кудрин, Греф, Шойгу, Чайка, </text:p>
            <text:p>первые замы полпредов,</text:p>
            <text:p>Лужков, Матвиенко</text:p>
          </table:table-cell>
          <table:table-cell table:style-name="ce5" office:value-type="string">
            <text:p>Зурабов, Рейман, Фурсенко, Соколов, Трутнев, Яковлев </text:p>
            <text:p>Губернаторы второго уровня</text:p>
            <text:p>Председатели госбанков, главы государственных корпораций</text:p>
          </table:table-cell>
          <table:table-cell table:style-name="ce5" office:value-type="string">
            <text:p>руководители служб и агентств </text:p>
            <text:p/>
            <text:p>Губернаторы третьего уровня</text:p>
          </table:table-cell>
          <table:table-cell table:style-name="ce3" office:value-type="string">
            <text:p>руководители служб и агентств</text:p>
            <text:p/>
            <text:p>Губернаторы четвертого уровня</text:p>
          </table:table-cell>
          <table:table-cell table:style-name="ce7" office:value-type="string">
            <text:p>Замы. начальников департаментов аппарата правительства</text:p>
          </table:table-cell>
          <table:table-cell table:number-columns-repeated="250"/>
        </table:table-row>
        <table:table-row table:style-name="ro7">
          <table:table-cell table:style-name="ce3" office:value-type="string">
            <text:p>Уровень замов министров, </text:p>
            <text:p>6</text:p>
            <text:p>(Генерал-полковники)</text:p>
          </table:table-cell>
          <table:table-cell table:style-name="ce5" office:value-type="string">
            <text:p>Замы полпредов</text:p>
            <text:p>Первые замы Минобороны</text:p>
            <text:p>МВД и ФСБ</text:p>
            <text:p>Командующие военными округами, родами </text:p>
            <text:p>войск, <text:s/></text:p>
            <text:p>руководители агентств президентского подчинения</text:p>
            <text:p>Первые замы губернаторов первого уровня</text:p>
            <text:p/>
          </table:table-cell>
          <table:table-cell table:style-name="ce5" office:value-type="string">
            <text:p>первые замы министров</text:p>
            <text:p>Руководители служб и агентств премьерского подчинения <text:s/>-</text:p>
            <text:p/>
            <text:p>Первые замы губернаторов второго уровня.</text:p>
            <text:p/>
          </table:table-cell>
          <table:table-cell table:style-name="ce5" office:value-type="string">
            <text:p>Руководители служб и агентств министерского подчинения</text:p>
            <text:p>Первые замы губернаторов третьего уровня</text:p>
          </table:table-cell>
          <table:table-cell table:style-name="ce5" office:value-type="string">
            <text:p>Первые замы губернаторов четвертого уровня</text:p>
          </table:table-cell>
          <table:table-cell table:style-name="ce8" office:value-type="string">
            <text:p>Руководители органов и организаций при Правительстве</text:p>
            <text:p>(АНХ, Фин академия, Акад.госслужбы)</text:p>
          </table:table-cell>
          <table:table-cell table:number-columns-repeated="250"/>
        </table:table-row>
        <table:table-row table:style-name="ro7">
          <table:table-cell table:style-name="ce3" office:value-type="string">
            <text:p>Уровень командиров соединений, управлений </text:p>
            <text:p>5</text:p>
            <text:p>Генерал-лейтенанты</text:p>
          </table:table-cell>
          <table:table-cell table:style-name="ce5" office:value-type="string">
            <text:p>Главные федеральные инспектора</text:p>
            <text:p>Замы силовых министров.</text:p>
            <text:p>Начальники региональных управлений ФСБ. МВД и пр</text:p>
            <text:p>Первые замы агентств и служб президентского подчинения</text:p>
            <text:p>Замы губернаторов Москвы и Питера</text:p>
          </table:table-cell>
          <table:table-cell table:style-name="ce5" office:value-type="string">
            <text:p>Начальники департаментов министерств премьерского подчинения. </text:p>
            <text:p>Начальники региональных представительств министерств премьерского подчинения.</text:p>
            <text:p>Замы губернаторов, начальники управлений администраций регионов</text:p>
          </table:table-cell>
          <table:table-cell table:style-name="ce5" office:value-type="string">
            <text:p>Первые замы руководителей агентств и служб министерского подчинения, </text:p>
            <text:p>начальники региональных управлений федеральных ведомств</text:p>
            <text:p>Замы губернаторов</text:p>
          </table:table-cell>
          <table:table-cell table:style-name="ce5" office:value-type="string">
            <text:p>Первые замы руководителей агентств и служб</text:p>
            <text:p>Замы губернаторов</text:p>
          </table:table-cell>
          <table:table-cell table:style-name="ce7" office:value-type="string">
            <text:p>Первые замы руководителей органов при Правительстве</text:p>
          </table:table-cell>
          <table:table-cell table:number-columns-repeated="250"/>
        </table:table-row>
        <table:table-row table:style-name="ro6">
          <table:table-cell table:style-name="ce3" office:value-type="string">
            <text:p>Уровень <text:s/>замов командиров частей</text:p>
            <text:p>4</text:p>
            <text:p>Генерал-майоры</text:p>
          </table:table-cell>
          <table:table-cell table:style-name="ce5" office:value-type="string">
            <text:p>Федеральные инспектора</text:p>
            <text:p>Первые замы начальников региональных управлений МВД, ФСБ и пр.</text:p>
            <text:p>Командиры силовых формирований уровня дивизии</text:p>
          </table:table-cell>
          <table:table-cell table:style-name="ce5" office:value-type="string">
            <text:p>Замы начальников управлений администраций регионов, замы начальников региональных представительств министерств и ведомств премьерского подчинения</text:p>
          </table:table-cell>
          <table:table-cell table:style-name="ce5" office:value-type="string">
            <text:p>замы руководителей агентств и служб министерского подчинения, </text:p>
            <text:p>замы начальники региональных управлений федеральных ведомств</text:p>
            <text:p>Замы губернаторов</text:p>
          </table:table-cell>
          <table:table-cell table:style-name="ce5" office:value-type="string">
            <text:p>замы руководителей агентств и служб министерского подчинения, </text:p>
            <text:p>замы начальники региональных управлений федеральных ведомств</text:p>
            <text:p>Замы губернаторов </text:p>
          </table:table-cell>
          <table:table-cell table:style-name="ce7" office:value-type="string">
            <text:p>Замы руководителей органов при Правительстве</text:p>
          </table:table-cell>
          <table:table-cell table:number-columns-repeated="250"/>
        </table:table-row>
        <table:table-row table:style-name="ro8">
          <table:table-cell table:style-name="ce3" office:value-type="string">
            <text:p>Уровень командиров частей</text:p>
            <text:p>3</text:p>
            <text:p>полковники</text:p>
          </table:table-cell>
          <table:table-cell table:style-name="ce5" office:value-type="string">
            <text:p>Замы начальников региональных силовых структур, </text:p>
            <text:p>командиры силовых подразделений уровня полка </text:p>
          </table:table-cell>
          <table:table-cell table:style-name="ce5" office:value-type="string">
            <text:p>Начальники департаментов управлений администраций регионов.</text:p>
            <text:p>Начальники департаментов региональных представительств министерств и ведомств премьерского подчинения </text:p>
          </table:table-cell>
          <table:table-cell table:style-name="ce5" office:value-type="string">
            <text:p>Начальники департаментов управлений администраций регионов.</text:p>
            <text:p>Начальники департаментов региональных представительств министерств и ведомств </text:p>
          </table:table-cell>
          <table:table-cell table:style-name="ce5" office:value-type="string">
            <text:p>Начальники департаментов управлений администраций регионов.</text:p>
            <text:p>Начальники департаментов региональных представительств министерств и ведомств </text:p>
          </table:table-cell>
          <table:table-cell table:style-name="ce9" office:value-type="string">
            <text:p>Начальники подразделений территориальных представительств органов при <text:s/>правительстве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Уровень замов командиров частей</text:p>
            <text:p>подполковники</text:p>
            <text:p>2</text:p>
          </table:table-cell>
          <table:table-cell table:style-name="ce5" office:value-type="string">
            <text:p>Командиры силовых подразделений уровня батальона</text:p>
          </table:table-cell>
          <table:table-cell table:number-columns-repeated="3" table:style-name="ce5" office:value-type="string">
            <text:p>Замы начальников департаментов администраций регионов</text:p>
          </table:table-cell>
          <table:table-cell table:style-name="ce9"/>
          <table:table-cell table:number-columns-repeated="250"/>
        </table:table-row>
        <table:table-row table:style-name="ro5">
          <table:table-cell table:style-name="ce3" office:value-type="string">
            <text:p>Уровень командиров низшего звена</text:p>
            <text:p>майоры</text:p>
            <text:p>1</text:p>
          </table:table-cell>
          <table:table-cell table:style-name="ce5" office:value-type="string">
            <text:p>Командиры силовых подразделений уровня роты</text:p>
          </table:table-cell>
          <table:table-cell table:number-columns-repeated="3" table:style-name="ce5" office:value-type="string">
            <text:p>Чиновники департаментов администраций регионов</text:p>
          </table:table-cell>
          <table:table-cell table:style-name="ce9"/>
          <table:table-cell table:number-columns-repeated="250"/>
        </table:table-row>
        <table:table-row table:style-name="ro9" table:number-rows-repeated="65523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Лист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ru" style:country-asian="RU" style:font-name-complex="Tahoma" style:language-complex="ru" style:country-complex="RU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42cm" fo:margin-bottom="0.42cm" fo:margin-left="4.6cm" fo:margin-right="2cm" style:shadow="none" fo:background-color="transparent" style:table-centering="vertic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5">15.01.2008</text:date>, <text:time>14:59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8$Build-9048
  </meta:generator>
    <meta:creation-date>2008-01-15T12:31:06</meta:creation-date>
    <dc:date>2008-01-15T14:59:25</dc:date>
    <meta:print-date>2008-01-15T14:59:20</meta:print-date>
    <dc:language>ru-RU</dc:language>
    <meta:editing-cycles>3</meta:editing-cycles>
    <meta:editing-duration>PT2H28M19S</meta:editing-duration>
    <meta:user-defined meta:name="Info 1"/>
    <meta:user-defined meta:name="Info 2"/>
    <meta:user-defined meta:name="Info 3"/>
    <meta:user-defined meta:name="Info 4"/>
    <meta:document-statistic meta:table-count="3" meta:cell-count="64"/>
  </office:meta>
</office:document-meta>
</file>